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17.2cm" svg:y="7.2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7.1cm" svg:y="7.1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4cm" svg:height="2cm" svg:x="8cm" svg:y="2cm">
          <text:p text:style-name="P2"><text:span text:style-name="T2">Level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9cm" svg:y="5cm">
          <text:p text:style-name="P1"><text:span text:style-name="T1">Lev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cm" svg:y="7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7cm" svg:y="7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5.2cm" svg:y="7.2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5.1cm" svg:y="7.1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5cm" svg:y="7cm">
          <text:p text:style-name="P1"><text:span text:style-name="T1">Po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9.2cm" svg:y="7.2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9.1cm" svg:y="7.1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9cm" svg:y="7cm">
          <text:p text:style-name="P1"><text:span text:style-name="T1">R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3.2cm" svg:y="7.2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3.1cm" svg:y="7.1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3cm" svg:y="7cm">
          <text:p text:style-name="P1"><text:span text:style-name="T1">H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6.2cm" svg:y="13.2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6.1cm" svg:y="13.1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6cm" svg:y="13cm">
          <text:p text:style-name="P1"><text:span text:style-name="T1">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6cm" svg:y="9cm">
          <text:p text:style-name="P1"><text:span text:style-name="T1">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6cm" svg:y="11cm">
          <text:p text:style-name="P1"><text:span text:style-name="T1">Dra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6.2cm" svg:y="17.2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6.1cm" svg:y="17.1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6cm" svg:y="17cm">
          <text:p text:style-name="P1"><text:span text:style-name="T1">OnBou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6.2cm" svg:y="15.2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6.1cm" svg:y="15.1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6cm" svg:y="15cm">
          <text:p text:style-name="P1"><text:span text:style-name="T1">OnCro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6.2cm" svg:y="19.2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6.1cm" svg:y="19.1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6cm" svg:y="19cm">
          <text:p text:style-name="P1"><text:span text:style-name="T1">WhileZ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0cm" svg:y="9cm">
          <text:p text:style-name="P1"><text:span text:style-name="T1">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0cm" svg:y="11cm">
          <text:p text:style-name="P1"><text:span text:style-name="T1">Dra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0.2cm" svg:y="21.2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0.1cm" svg:y="21.1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0cm" svg:y="21cm">
          <text:p text:style-name="P1"><text:span text:style-name="T1">OnBou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0.2cm" svg:y="19.2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0.1cm" svg:y="19.1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0cm" svg:y="19cm">
          <text:p text:style-name="P1"><text:span text:style-name="T1">OnCro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0.2cm" svg:y="23.2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0.1cm" svg:y="23.1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0cm" svg:y="23cm">
          <text:p text:style-name="P1"><text:span text:style-name="T1">WhileZ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0cm" svg:y="13cm">
          <text:p text:style-name="P1"><text:span text:style-name="T1">Graphi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0cm" svg:y="15cm">
          <text:p text:style-name="P1"><text:span text:style-name="T1">Ani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0cm" svg:y="17cm">
          <text:p text:style-name="P1"><text:span text:style-name="T1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4.2cm" svg:y="13.2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4.1cm" svg:y="13.1cm">
          <text:p text:style-name="P1"><text:span text:style-name="T1">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4cm" svg:y="13cm">
          <text:p text:style-name="P1"><text:span text:style-name="T1">OnCro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4cm" svg:y="9cm">
          <text:p text:style-name="P1"><text:span text:style-name="T1">Graphi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4cm" svg:y="11cm">
          <text:p text:style-name="P1"><text:span text:style-name="T1">Ani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7-05T15:53:07</meta:creation-date>
    <dc:date>2010-07-05T16:09:18</dc:date>
    <meta:editing-duration>PT00H16M13S</meta:editing-duration>
    <meta:editing-cycles>2</meta:editing-cycles>
    <meta:generator>OpenOffice.org/3.1$Linux OpenOffice.org_project/310m21$Build-9319</meta:generator>
    <meta:document-statistic meta:object-count="48"/>
  </office:meta>
</office:document-meta>
</file>